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8952" officeooo:paragraph-rsid="000989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www-data;</text:p>
      <text:p text:style-name="Standard">worker_processes auto;</text:p>
      <text:p text:style-name="Standard">pid /run/nginx.pid;</text:p>
      <text:p text:style-name="Standard">include /etc/nginx/modules-enabled/*.conf;</text:p>
      <text:p text:style-name="Standard"/>
      <text:p text:style-name="Standard">events {</text:p>
      <text:p text:style-name="Standard"><text:s text:c="8"/>worker_connections 768;</text:p>
      <text:p text:style-name="Standard"><text:s text:c="8"/># multi_accept on;</text:p>
      <text:p text:style-name="Standard">}</text:p>
      <text:p text:style-name="Standard"/>
      <text:p text:style-name="Standard">http {</text:p>
      <text:p text:style-name="Standard"/>
      <text:p text:style-name="Standard"><text:s text:c="8"/>##</text:p>
      <text:p text:style-name="Standard"><text:s text:c="8"/># Basic Settings</text:p>
      <text:p text:style-name="Standard"><text:s text:c="8"/>##</text:p>
      <text:p text:style-name="Standard"/>
      <text:p text:style-name="Standard"><text:s text:c="8"/>sendfile on;</text:p>
      <text:p text:style-name="Standard"><text:s text:c="8"/>tcp_nopush on;</text:p>
      <text:p text:style-name="Standard"><text:s text:c="8"/>tcp_nodelay on;</text:p>
      <text:p text:style-name="Standard"><text:s text:c="8"/>keepalive_timeout 65;</text:p>
      <text:p text:style-name="Standard"><text:s text:c="8"/>types_hash_max_size 2048;</text:p>
      <text:p text:style-name="Standard"><text:s text:c="8"/># server_tokens off;</text:p>
      <text:p text:style-name="Standard"/>
      <text:p text:style-name="Standard"><text:s text:c="8"/># server_names_hash_bucket_size 64;</text:p>
      <text:p text:style-name="Standard"><text:s text:c="8"/># server_name_in_redirect off;</text:p>
      <text:p text:style-name="Standard"/>
      <text:p text:style-name="Standard"><text:s text:c="8"/>include /etc/nginx/mime.types;</text:p>
      <text:p text:style-name="Standard"><text:s text:c="8"/>default_type application/octet-stream;</text:p>
      <text:p text:style-name="Standard"/>
      <text:p text:style-name="Standard"/>
      <text:p text:style-name="Standard"><text:s text:c="7"/>ssl_protocols TLSv1 TLSv1.1 TLSv1.2; # Dropping SSLv3, ref: POODLE</text:p>
      <text:p text:style-name="Standard"><text:s text:c="7"/>ssl_prefer_server_ciphers on;</text:p>
      <text:p text:style-name="Standard"/>
      <text:p text:style-name="Standard"><text:s text:c="8"/>##</text:p>
      <text:p text:style-name="Standard"><text:s text:c="8"/># Logging Settings</text:p>
      <text:p text:style-name="Standard"><text:s text:c="8"/>##</text:p>
      <text:p text:style-name="Standard"/>
      <text:p text:style-name="Standard"><text:s text:c="8"/>access_log /var/log/nginx/access.log;</text:p>
      <text:p text:style-name="Standard"><text:s text:c="8"/>error_log /var/log/nginx/error.log;</text:p>
      <text:p text:style-name="Standard"/>
      <text:p text:style-name="Standard"/>
      <text:p text:style-name="Standard"><text:s text:c="8"/>gzip on;</text:p>
      <text:p text:style-name="Standard"/>
      <text:p text:style-name="Standard"/>
      <text:p text:style-name="Standard"><text:s text:c="8"/>include /etc/nginx/conf.d/*.conf;</text:p>
      <text:p text:style-name="Standard"><text:s text:c="8"/>include /etc/nginx/sites-enabled/*;</text:p>
      <text:p text:style-name="Standard"/>
      <text:p text:style-name="Standard"/>
      <text:p text:style-name="Standard"><text:s text:c="8"/>server {</text:p>
      <text:p text:style-name="Standard"><text:soft-page-break/><text:s text:c="12"/>location / {</text:p>
      <text:p text:style-name="Standard"><text:s text:c="12"/>root /home/max/data/www;</text:p>
      <text:p text:style-name="Standard"><text:s text:c="12"/>}</text:p>
      <text:p text:style-name="Standard"/>
      <text:p text:style-name="Standard"><text:s text:c="12"/>location /images/ {</text:p>
      <text:p text:style-name="Standard"><text:s text:c="15"/>root /home/max/data;</text:p>
      <text:p text:style-name="Standard"><text:s text:c="12"/>}</text:p>
      <text:p text:style-name="Standard"><text:s text:c="8"/>}</text:p>
      <text:p text:style-name="Standard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9:34:21.918424421</meta:creation-date>
    <dc:date>2020-05-27T09:45:37.198277872</dc:date>
    <meta:editing-duration>PT1M5S</meta:editing-duration>
    <meta:editing-cycles>1</meta:editing-cycles>
    <meta:document-statistic meta:table-count="0" meta:image-count="0" meta:object-count="0" meta:page-count="2" meta:paragraph-count="41" meta:word-count="88" meta:character-count="1054" meta:non-whitespace-character-count="718"/>
    <meta:generator>LibreOffice/6.0.7.3$Linux_X86_64 LibreOffice_project/00m0$Build-3</meta:generator>
  </office:meta>
</office:document-meta>
</file>